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b928e" officeooo:paragraph-rsid="001b928e" style:font-size-asian="15pt" style:font-size-complex="15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67 海口新港</text:p>
        <text:p text:style-name="P1"/>
        <text:p text:style-name="P1">若提起金湖，</text:p>
        <text:p text:style-name="P1">Nā thê-khí Kim-ôo, </text:p>
        <text:p text:style-name="P1"/>
        <text:p text:style-name="P1">事先無講予清楚，</text:p>
        <text:p text:style-name="P1">sū-sian bô kóng hōo tshing-tshó, </text:p>
        <text:p text:style-name="P1"/>
        <text:p text:style-name="P1">相信真濟人攏會共伊當做是金門的金湖鎮，</text:p>
        <text:p text:style-name="P1">siong-sìn tsin tsē lâng lóng ē kā i tòng-tsò sī Kim-mn̂g ê Kim-ôo-tìn, </text:p>
        <text:p text:style-name="P1"/>
        <text:p text:style-name="P1">其實這个庄頭算是雲林縣口湖鄉，</text:p>
        <text:p text:style-name="P1">Kî-si̍t tsit ê tsng-thâu sǹg sī Hûn-lîm-kuān Kháu-ôo-hiong,</text:p>
        <text:p text:style-name="P1"/>
        <text:p text:style-name="P1">外海就是臺灣海峽。</text:p>
        <text:p text:style-name="P1">guā-hái tō sī Tâi-uân Hái-kiap. </text:p>
        <text:p text:style-name="P1"/>
        <text:p text:style-name="P1">早期來往的船隻，</text:p>
        <text:p text:style-name="P1">Tsá-kî lâi-óng ê tsûn-tsiah, </text:p>
        <text:p text:style-name="P1"/>
        <text:p text:style-name="P1">定定共出海掠轉來的漁貨踮遮做買賣，</text:p>
        <text:p text:style-name="P1">tiānn-tiānn kā tshut-hái lia̍h tńg--lâi ê hî-huè tiàm tsia tsò bé-bē, </text:p>
        <text:p text:style-name="P1"/>
        <text:p text:style-name="P1">所以出入的人較濟，</text:p>
        <text:p text:style-name="P1">sóo-í tshut-ji̍p ê lâng khah tsē, </text:p>
        <text:p text:style-name="P1"/>
        <text:p text:style-name="P1">就共遮叫做海口新港。</text:p>
        <text:p text:style-name="P1">tō kā tsia kiò-tsò hái-kháu sin-káng.</text:p>
        <text:p text:style-name="P1"/>
        <text:p text:style-name="P1"/>
        <text:p text:style-name="P1"/>
        <text:p text:style-name="P1"/>
        <text:p text:style-name="P1">原本這个所在是以種作為主，</text:p>
        <text:p text:style-name="P1">Guân-pún tsit ê sóo-tsāi sī í tsìng-tsoh uî-tsú, </text:p>
        <text:p text:style-name="P1"/>
        <text:p text:style-name="P1">大部份的百姓過的攏是純樸的田庄生活。</text:p>
        <text:p text:style-name="P1">tuā-pōo-hūn ê peh-sènn kuè --ê lóng sī sûn-phok ê tshân-tsng sing-ua̍h. </text:p>
        <text:p text:style-name="P1"/>
        <text:p text:style-name="P1">因為倚海的關係，</text:p>
        <text:p text:style-name="P1">In-uī uá hái ê kuan-hē, </text:p>
        <text:p text:style-name="P1"/>
        <text:p text:style-name="P1">土地的鹽分有較懸，</text:p>
        <text:p text:style-name="P1">thóo-tē ê iâm-hun ū khah kuân, </text:p>
        <text:p text:style-name="P1"/>
        <text:p text:style-name="P1">收成自然就較䆀，</text:p>
        <text:p text:style-name="P1">siu-sîng tsū-jiân tō khah bái, </text:p>
        <text:p text:style-name="P1"/>
        <text:p text:style-name="P1">經濟上加真艱苦。</text:p>
        <text:p text:style-name="P1">king-tsè siōng ke tsin kan-khóo. </text:p>
        <text:p text:style-name="P1"/>
        <text:p text:style-name="P1">為著生活，</text:p>
        <text:p text:style-name="P1">Uī-tio̍h sing-ua̍h, </text:p>
        <text:p text:style-name="P1"/>
        <text:p text:style-name="P1">民國六十年間開始沓沓仔共田地挖來做魚塭仔，</text:p>
        <text:p text:style-name="P1">bîn-kok la̍k-tsa̍p nî kan khai-sí ta̍uh-ta̍uh-á kā tshân-tē óo lâi tsò hî-ùn-á, </text:p>
        <text:p text:style-name="P1"/>
        <text:p text:style-name="P1"><text:soft-page-break/>用來飼虱目魚、蝦、鰻、蚶仔、烏魚等等，</text:p>
        <text:p text:style-name="P1">iōng-lâi tshī sat-ba̍k-hî, hê, muâ, ham-á, oo-hî tíng-tíng,</text:p>
        <text:p text:style-name="P1"/>
        <text:p text:style-name="P1">嘛創造當地的經濟奇蹟，</text:p>
        <text:p text:style-name="P1"><text:s/>mā tshòng-tsō tong-tē ê king-tsè kî-tsik, </text:p>
        <text:p text:style-name="P1"/>
        <text:p text:style-name="P1">會使講家家戶戶攏足富裕的。</text:p>
        <text:p text:style-name="P1">ē-sái kóng ke-ke-hōo-hōo lóng tsiok hù-jū --ê. </text:p>
        <text:p text:style-name="P1"/>
        <text:p text:style-name="P1">毋過，</text:p>
        <text:p text:style-name="P1">M̄-koh, </text:p>
        <text:p text:style-name="P1"/>
        <text:p text:style-name="P1">世間事常在無兩好通相排，</text:p>
        <text:p text:style-name="P1">sè-kan-sū tshiâng-tsāi bô nn̄g hó thang sio-pâi, </text:p>
        <text:p text:style-name="P1"/>
        <text:p text:style-name="P1">尾仔煞發覺塗跤愈來愈低，</text:p>
        <text:p text:style-name="P1">bué--á suah huat-kak thôo-kha jú lâi jú kē, </text:p>
        <text:p text:style-name="P1"/>
        <text:p text:style-name="P1">這就是地下水抽了傷過頭的關係。</text:p>
        <text:p text:style-name="P1">tse tō sī tē-hā-tsuí thiu-liáu siunn kuè-thâu ê kuan-hē. </text:p>
        <text:p text:style-name="P1"/>
        <text:p text:style-name="P1">欲改善這種「地層下陷」所面對的問題，</text:p>
        <text:p text:style-name="P1">Beh kái-siān tsit tsióng “tē-tsân hā-hām” sóo bīn-tuì ê būn-tê, </text:p>
        <text:p text:style-name="P1"/>
        <text:p text:style-name="P1">是政府佮所有鄉民愛共同解決的。</text:p>
        <text:p text:style-name="P1">sī tsìng-hú kah sóo-ū hiong-bîn ài kiōng-tông kái-kuat --ê.</text:p>
        <text:p text:style-name="P1"/>
        <text:p text:style-name="P1"/>
        <text:p text:style-name="P1"/>
        <text:p text:style-name="P1"/>
        <text:p text:style-name="P1">自六輕來麥寮設廠了後，</text:p>
        <text:p text:style-name="P1">Tsū la̍k-khin lâi Be̍h-liâu siat-tshiúnn liáu-āu, </text:p>
        <text:p text:style-name="P1"/>
        <text:p text:style-name="P1">雖然有帶動附近各庄頭的繁榮，</text:p>
        <text:p text:style-name="P1">sui-jiân ū tài-tōng hù-kīn kok tsng-thâu ê huân-îng, </text:p>
        <text:p text:style-name="P1"/>
        <text:p text:style-name="P1">毋過所帶來的空氣汙染佮水質惡化的影響，</text:p>
        <text:p text:style-name="P1">m̄-koh sóo tuà lâi ê khong-khì u-jiám kah tsuí-tsit ok-huà ê íng-hióng, </text:p>
        <text:p text:style-name="P1"/>
        <text:p text:style-name="P1">害養殖業的利純就變較差矣。</text:p>
        <text:p text:style-name="P1">hāi ióng-si̍t-gia̍p ê lī-sûn tō piàn khah tsha --ah. </text:p>
        <text:p text:style-name="P1"/>
        <text:p text:style-name="P1">長久以來，</text:p>
        <text:p text:style-name="P1">Tn̂g-kú í-lâi, </text:p>
        <text:p text:style-name="P1"/>
        <text:p text:style-name="P1">身體上各種奇奇怪怪的症頭也出現囉，</text:p>
        <text:p text:style-name="P1">sin-thé siōng kok-tsióng kî-kî-kuài-kuài ê tsìng-thâu iā tshut-hiān --looh, </text:p>
        <text:p text:style-name="P1"/>
        <text:p text:style-name="P1">致使庄裡的少年輩姑不而將去他鄉外里發展。</text:p>
        <text:p text:style-name="P1">tì-sú tsng--lí ê siàu-liân-puè koo-put-jî-tsiong khì thann-hiong guā-lí huat-tián. </text:p>
        <text:p text:style-name="P1"/>
        <text:p text:style-name="P1">所以這馬庄內看會著的，</text:p>
        <text:p text:style-name="P1">Sóo-í tsit-má tsng-lāi <text:soft-page-break/>khuànn ē tio̍h --ê, </text:p>
        <text:p text:style-name="P1"/>
        <text:p text:style-name="P1">差不多攏是老歲仔佮送轉來予序大人照顧的囡仔。</text:p>
        <text:p text:style-name="P1">tsha-put-to lóng sī lāu-huè-á kah sàng tńg-lâi hōo sī-tuā-lâng tsiàu-kòo ê gín-á. </text:p>
        <text:p text:style-name="P1"/>
        <text:p text:style-name="P1">日頭若暗落來就袂輸是一座空城仝款，</text:p>
        <text:p text:style-name="P1">Ji̍t-thâu nā àm --lo̍h-lâi tō bē-su sī tsi̍t tsō khang-siânn kāng-khuán, </text:p>
        <text:p text:style-name="P1"/>
        <text:p text:style-name="P1">佮以前的奢颺比起來予人真感慨。</text:p>
        <text:p text:style-name="P1">kah í-tsîng ê tshia-iānn pí --khí-lâi hōo lâng tsin kám-khài.</text:p>
        <text:p text:style-name="P1"/>
        <text:p text:style-name="P1"/>
        <text:p text:style-name="P1"/>
        <text:p text:style-name="P1"/>
        <text:p text:style-name="P1">因為文創活動的推展，</text:p>
        <text:p text:style-name="P1">In-uī bûn-tshòng ua̍h-tāng ê thui-tián,</text:p>
        <text:p text:style-name="P1"/>
        <text:p text:style-name="P1">金湖的牽水藏#(車藏)#，</text:p>
        <text:p text:style-name="P1">Kim-ôo ê Khan-tsuí-tsn̄g #(車藏)#, </text:p>
        <text:p text:style-name="P1"/>
        <text:p text:style-name="P1">成做縣府推動文化祭的特色，</text:p>
        <text:p text:style-name="P1">tsiânn-tsò kuān-hú thui-tōng bûn-huà-tsè ê ti̍k-sik, </text:p>
        <text:p text:style-name="P1"/>
        <text:p text:style-name="P1">這幾年攏有吸引真濟熱愛本土文化的人士來參與。</text:p>
        <text:p text:style-name="P1">tsit kuí nî lóng ū khip-ín tsin tsē jia̍t-ài pún-thóo bûn-huà ê jîn-sū lâi tsham-ú. </text:p>
        <text:p text:style-name="P1"/>
        <text:p text:style-name="P1">配合隔壁庄「成龍溼地」的生態保育佮養殖業所推動的產銷參觀活動，</text:p>
        <text:p text:style-name="P1">Phuè-ha̍p keh-piah tsng “Sîng-liông sip-tē” ê sing-thài pó-io̍k kah ióng-si̍t-gia̍p sóo thui-tōng ê sán-siau tsham-kuan ua̍h-tāng, </text:p>
        <text:p text:style-name="P1"/>
        <text:p text:style-name="P1">加減攏有帶動金湖當地的繁榮。</text:p>
        <text:p text:style-name="P1">ke-kiám lóng ū tài-tōng Kim-ôo tong-tē ê huân-îng. </text:p>
        <text:p text:style-name="P1"/>
        <text:p text:style-name="P1">問題是這若「瓊花無一暝」仝款，</text:p>
        <text:p text:style-name="P1">Būn-tê sī tse ná “khîng-hue bô tsi̍t mê” kāng-khuán, </text:p>
        <text:p text:style-name="P1"/>
        <text:p text:style-name="P1">就算講阮遮離鄉拍拚的人，</text:p>
        <text:p text:style-name="P1">tō sǹg kóng guán tsia lī hiong phah-piànn ê lâng, </text:p>
        <text:p text:style-name="P1"/>
        <text:p text:style-name="P1">攏趕轉去祭祖拜拜，</text:p>
        <text:p text:style-name="P1">lóng kuánn tńg-khì tsè-tsóo pài-pài, </text:p>
        <text:p text:style-name="P1"/>
        <text:p text:style-name="P1">鬧熱若過，</text:p>
        <text:p text:style-name="P1">lāu-jia̍t nā kuè, </text:p>
        <text:p text:style-name="P1"/>
        <text:p text:style-name="P1">嘛是干焦賰屈守佇家園的鄉親序大。</text:p>
        <text:p text:style-name="P1">mā sī kan-na tshun khut-siú tī ka-hn̂g ê hiong-tshin sī-tuā.</text:p>
        <text:p text:style-name="P1"/>
        <text:p text:style-name="P1"/>
        <text:p text:style-name="P1"/>
        <text:p text:style-name="P1"/>
        <text:p text:style-name="P1"><text:soft-page-break/>俗語講：「人無親，塗親。」</text:p>
        <text:p text:style-name="P1">Sio̍k-gí kóng: “Lâng bô tshin, thôo tshin.” </text:p>
        <text:p text:style-name="P1"/>
        <text:p text:style-name="P1">阮彼塊受海漲淹死成萬人，</text:p>
        <text:p text:style-name="P1">Guán hit tè siū hái-tiòng im-sí tsiânn bān lâng, </text:p>
        <text:p text:style-name="P1"/>
        <text:p text:style-name="P1">受工業汙染激走袂少人的田園，</text:p>
        <text:p text:style-name="P1">siū kang-gia̍p u-jiám kik tsáu bē tsió lâng ê tshân-hn̂g, </text:p>
        <text:p text:style-name="P1"/>
        <text:p text:style-name="P1">最近聽講閣欲起火葬場。</text:p>
        <text:p text:style-name="P1">tsuè-kīn thiann-kóng koh beh khí hué-tsòng-tiûnn. </text:p>
        <text:p text:style-name="P1"/>
        <text:p text:style-name="P1">若真正按呢，</text:p>
        <text:p text:style-name="P1">Nā tsin-tsiànn án-ne, </text:p>
        <text:p text:style-name="P1"/>
        <text:p text:style-name="P1">在庄的序大，</text:p>
        <text:p text:style-name="P1">tsāi-tsng ê sī-tuā, </text:p>
        <text:p text:style-name="P1"/>
        <text:p text:style-name="P1">為著疼惜後一代未來的健康佮幸福，</text:p>
        <text:p text:style-name="P1">uī-tio̍h thiànn-sioh āu tsi̍t tāi bī-lâi ê kiān-khong kah hīng-hok,</text:p>
        <text:p text:style-name="P1"/>
        <text:p text:style-name="P1">一定會叫出外的人盡量莫轉去看in。</text:p>
        <text:p text:style-name="P1">it-tīng ē kiò tshut-guā ê lâng tsīn-liōng mài tńg-khì khuànn in. </text:p>
        <text:p text:style-name="P1"/>
        <text:p text:style-name="P1">佇鄉情佮親情感受之下，</text:p>
        <text:p text:style-name="P1">Tī hiong-tsîng kah tshin-tsîng kám-siū tsi-hā, </text:p>
        <text:p text:style-name="P1"/>
        <text:p text:style-name="P1">阮故鄉金湖，</text:p>
        <text:p text:style-name="P1">guán kòo-hiong Kim-ôo, </text:p>
        <text:p text:style-name="P1"/>
        <text:p text:style-name="P1">啥物時陣才會當恢復海口新港的繁華咧？</text:p>
        <text:p text:style-name="P1">siánn-mih sî-tsūn tsiah ē-tàng khue-ho̍k hái-kháu sin-káng ê huân-huâ --leh?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4:40:51.588005208</dc:date>
    <meta:editing-duration>PT24S</meta:editing-duration>
    <meta:editing-cycles>1</meta:editing-cycles>
    <meta:document-statistic meta:table-count="0" meta:image-count="0" meta:object-count="0" meta:page-count="4" meta:paragraph-count="120" meta:word-count="1225" meta:character-count="3674" meta:non-whitespace-character-count="3237"/>
    <meta:generator>LibreOffice/5.1.6.2$Linux_X86_64 LibreOffice_project/10m0$Build-2</meta:generator>
  </office:meta>
</office:document-meta>
</file>